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PCA Confidence</text:p>
          </table:table-cell>
          <table:table-cell table:style-name="ce3" office:value-type="string" calcext:value-type="string">
            <text:p>Rule</text:p>
          </table:table-cell>
        </table:table-row>
        <table:table-row table:style-name="ro1">
          <table:table-cell office:value-type="float" office:value="0.566924474" calcext:value-type="float">
            <text:p>0.57</text:p>
          </table:table-cell>
          <table:table-cell office:value-type="string" calcext:value-type="string">
            <text:p>?a <text:s/>&lt;dbo:team&gt; <text:s/>?b <text:s text:c="2"/>=&gt; ?a <text:s/>&lt;dbo:formerTeam&gt; <text:s/>?b</text:p>
          </table:table-cell>
        </table:table-row>
        <table:table-row table:style-name="ro1">
          <table:table-cell office:value-type="float" office:value="0.566924474" calcext:value-type="float">
            <text:p>0.57</text:p>
          </table:table-cell>
          <table:table-cell office:value-type="string" calcext:value-type="string">
            <text:p>?a <text:s/>&lt;dbo:team&gt; <text:s/>?b <text:s text:c="2"/>=&gt; ?a <text:s/>&lt;dbo:formerTeam&gt; <text:s/>?b</text:p>
          </table:table-cell>
        </table:table-row>
        <table:table-row table:style-name="ro1">
          <table:table-cell office:value-type="float" office:value="0.477947795" calcext:value-type="float">
            <text:p>0.48</text:p>
          </table:table-cell>
          <table:table-cell office:value-type="string" calcext:value-type="string">
            <text:p>?a <text:s/>&lt;dbo:formerTeam&gt; <text:s/>?b <text:s/>?a <text:s/>&lt;dbo:team&gt; <text:s/>?b <text:s text:c="2"/>=&gt; ?a <text:s/>&lt;dbo:debutTeam&gt; <text:s/>?b</text:p>
          </table:table-cell>
        </table:table-row>
        <table:table-row table:style-name="ro1">
          <table:table-cell office:value-type="float" office:value="0.477947795" calcext:value-type="float">
            <text:p>0.48</text:p>
          </table:table-cell>
          <table:table-cell office:value-type="string" calcext:value-type="string">
            <text:p>?a <text:s/>&lt;dbo:formerTeam&gt; <text:s/>?b <text:s/>?a <text:s/>&lt;dbo:team&gt; <text:s/>?b <text:s text:c="2"/>=&gt; ?a <text:s/>&lt;dbo:debutTeam&gt; <text:s/>?b</text:p>
          </table:table-cell>
        </table:table-row>
        <table:table-row table:style-name="ro1">
          <table:table-cell office:value-type="float" office:value="0.343736264" calcext:value-type="float">
            <text:p>0.34</text:p>
          </table:table-cell>
          <table:table-cell office:value-type="string" calcext:value-type="string">
            <text:p>?a <text:s/>&lt;dbo:team&gt; <text:s/>?b <text:s text:c="2"/>=&gt; ?a <text:s/>&lt;dbo:debutTeam&gt; <text:s/>?b</text:p>
          </table:table-cell>
        </table:table-row>
        <table:table-row table:style-name="ro1">
          <table:table-cell office:value-type="float" office:value="0.343736264" calcext:value-type="float">
            <text:p>0.34</text:p>
          </table:table-cell>
          <table:table-cell office:value-type="string" calcext:value-type="string">
            <text:p>?a <text:s/>&lt;dbo:team&gt; <text:s/>?b <text:s text:c="2"/>=&gt; ?a <text:s/>&lt;dbo:debutTeam&gt; <text:s/>?b</text:p>
          </table:table-cell>
        </table:table-row>
        <table:table-row table:style-name="ro1">
          <table:table-cell office:value-type="float" office:value="0.254723347" calcext:value-type="float">
            <text:p>0.25</text:p>
          </table:table-cell>
          <table:table-cell office:value-type="string" calcext:value-type="string">
            <text:p>?a <text:s/>&lt;dbo:team&gt; <text:s/>?b <text:s text:c="2"/>=&gt; ?a <text:s/>&lt;dbo:draftTeam&gt; <text:s/>?b</text:p>
          </table:table-cell>
        </table:table-row>
        <table:table-row table:style-name="ro1">
          <table:table-cell office:value-type="float" office:value="0.254723347" calcext:value-type="float">
            <text:p>0.25</text:p>
          </table:table-cell>
          <table:table-cell office:value-type="string" calcext:value-type="string">
            <text:p>?a <text:s/>&lt;dbo:team&gt; <text:s/>?b <text:s text:c="2"/>=&gt; ?a <text:s/>&lt;dbo:draftTeam&gt; <text:s/>?b</text:p>
          </table:table-cell>
        </table:table-row>
        <table:table-row table:style-name="ro1">
          <table:table-cell office:value-type="float" office:value="0.18222372" calcext:value-type="float">
            <text:p>0.18</text:p>
          </table:table-cell>
          <table:table-cell office:value-type="string" calcext:value-type="string">
            <text:p>?a <text:s/>&lt;dbo:team&gt; <text:s/>?b <text:s text:c="2"/>=&gt; ?a <text:s/>&lt;dbo:managerClub&gt; <text:s/>?b</text:p>
          </table:table-cell>
        </table:table-row>
        <table:table-row table:style-name="ro1">
          <table:table-cell office:value-type="float" office:value="0.18222372" calcext:value-type="float">
            <text:p>0.18</text:p>
          </table:table-cell>
          <table:table-cell office:value-type="string" calcext:value-type="string">
            <text:p>?a <text:s/>&lt;dbo:team&gt; <text:s/>?b <text:s text:c="2"/>=&gt; ?a <text:s/>&lt;dbo:managerClub&gt; <text:s/>?b</text:p>
          </table:table-cell>
        </table:table-row>
        <table:table-row table:style-name="ro1">
          <table:table-cell office:value-type="float" office:value="0.086484594" calcext:value-type="float">
            <text:p>0.09</text:p>
          </table:table-cell>
          <table:table-cell office:value-type="string" calcext:value-type="string">
            <text:p>?e <text:s/>&lt;dbo:league&gt; <text:s/>?b <text:s/>?e <text:s/>&lt;dbo:team&gt; <text:s/>?a <text:s text:c="2"/>=&gt; ?a <text:s/>&lt;dbo:season&gt; <text:s/>?b</text:p>
          </table:table-cell>
        </table:table-row>
        <table:table-row table:style-name="ro1">
          <table:table-cell office:value-type="float" office:value="0.086484594" calcext:value-type="float">
            <text:p>0.09</text:p>
          </table:table-cell>
          <table:table-cell office:value-type="string" calcext:value-type="string">
            <text:p>?e <text:s/>&lt;dbo:league&gt; <text:s/>?b <text:s/>?e <text:s/>&lt;dbo:team&gt; <text:s/>?a <text:s text:c="2"/>=&gt; ?a <text:s/>&lt;dbo:season&gt; <text:s/>?b</text:p>
          </table:table-cell>
        </table:table-row>
        <table:table-row table:style-name="ro1">
          <table:table-cell office:value-type="float" office:value="0.023801653" calcext:value-type="float">
            <text:p>0.02</text:p>
          </table:table-cell>
          <table:table-cell office:value-type="string" calcext:value-type="string">
            <text:p>?a <text:s/>&lt;dbo:league&gt; <text:s/>?f <text:s/>?f <text:s/>&lt;dbo:team&gt; <text:s/>?b <text:s text:c="2"/>=&gt; ?a <text:s/>&lt;dbo:draftTeam&gt; <text:s/>?b</text:p>
          </table:table-cell>
        </table:table-row>
        <table:table-row table:style-name="ro1">
          <table:table-cell office:value-type="float" office:value="0.023801653" calcext:value-type="float">
            <text:p>0.02</text:p>
          </table:table-cell>
          <table:table-cell office:value-type="string" calcext:value-type="string">
            <text:p>?a <text:s/>&lt;dbo:league&gt; <text:s/>?f <text:s/>?f <text:s/>&lt;dbo:team&gt; <text:s/>?b <text:s text:c="2"/>=&gt; ?a <text:s/>&lt;dbo:draftTeam&gt; <text:s/>?b</text:p>
          </table:table-cell>
        </table:table-row>
        <table:table-row table:style-name="ro1">
          <table:table-cell office:value-type="float" office:value="0.003128049" calcext:value-type="float">
            <text:p>0.00</text:p>
          </table:table-cell>
          <table:table-cell office:value-type="string" calcext:value-type="string">
            <text:p>?b <text:s/>&lt;dbo:team&gt; <text:s/>?a <text:s text:c="2"/>=&gt; ?a <text:s/>&lt;dbo:manager&gt; <text:s/>?b</text:p>
          </table:table-cell>
        </table:table-row>
        <table:table-row table:style-name="ro1">
          <table:table-cell office:value-type="float" office:value="0.003128049" calcext:value-type="float">
            <text:p>0.00</text:p>
          </table:table-cell>
          <table:table-cell office:value-type="string" calcext:value-type="string">
            <text:p>?b <text:s/>&lt;dbo:team&gt; <text:s/>?a <text:s text:c="2"/>=&gt; ?a <text:s/>&lt;dbo:manager&gt; <text:s/>?b</text:p>
          </table:table-cell>
        </table:table-row>
        <table:table-row table:style-name="ro1">
          <table:table-cell office:value-type="float" office:value="0.000458515" calcext:value-type="float">
            <text:p>0.00</text:p>
          </table:table-cell>
          <table:table-cell office:value-type="string" calcext:value-type="string">
            <text:p>?a <text:s/>&lt;dbo:team&gt; <text:s/>?f <text:s/>?b <text:s/>&lt;dbo:team&gt; <text:s/>?f <text:s text:c="2"/>=&gt; ?a <text:s/>&lt;dbo:followingEvent&gt; <text:s/>?b</text:p>
          </table:table-cell>
        </table:table-row>
        <table:table-row table:style-name="ro1">
          <table:table-cell office:value-type="float" office:value="0.000458515" calcext:value-type="float">
            <text:p>0.00</text:p>
          </table:table-cell>
          <table:table-cell office:value-type="string" calcext:value-type="string">
            <text:p>?a <text:s/>&lt;dbo:team&gt; <text:s/>?f <text:s/>?b <text:s/>&lt;dbo:team&gt; <text:s/>?f <text:s text:c="2"/>=&gt; ?a <text:s/>&lt;dbo:followingEvent&gt; <text:s/>?b</text:p>
          </table:table-cell>
        </table:table-row>
        <table:table-row table:style-name="ro1">
          <table:table-cell office:value-type="float" office:value="0.000323456" calcext:value-type="float">
            <text:p>0.00</text:p>
          </table:table-cell>
          <table:table-cell office:value-type="string" calcext:value-type="string">
            <text:p>?b <text:s/>&lt;dbo:team&gt; <text:s/>?a <text:s text:c="2"/>=&gt; ?a <text:s/>&lt;dbo:chairman&gt; <text:s/>?b</text:p>
          </table:table-cell>
        </table:table-row>
        <table:table-row table:style-name="ro1">
          <table:table-cell office:value-type="float" office:value="0.000323456" calcext:value-type="float">
            <text:p>0.00</text:p>
          </table:table-cell>
          <table:table-cell office:value-type="string" calcext:value-type="string">
            <text:p>?b <text:s/>&lt;dbo:team&gt; <text:s/>?a <text:s text:c="2"/>=&gt; ?a <text:s/>&lt;dbo:chairman&gt; <text:s/>?b</text:p>
          </table:table-cell>
        </table:table-row>
      </table:table>
      <table:named-expressions/>
      <table:database-ranges>
        <table:database-range table:name="__Anonymous_Sheet_DB__0" table:target-range-address="Sheet1.A1:Sheet1.B21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7:03:29.941724940</meta:creation-date>
    <dc:date>2018-04-05T17:04:37.938178648</dc:date>
    <meta:editing-duration>PT1M8S</meta:editing-duration>
    <meta:editing-cycles>1</meta:editing-cycles>
    <meta:document-statistic meta:table-count="1" meta:cell-count="42" meta:object-count="0"/>
    <meta:generator>LibreOffice/5.1.6.2$Linux_X86_64 LibreOffice_project/10m0$Build-2</meta:generator>
  </office:meta>
</office:document-meta>
</file>